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1155cc" style:font-name="Arial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ere are some C programming exercises that can help people with ramping </text:span><text:line-break/><text:span text:style-name="T1">up on C, especially on arrays and pointers, coding style, problem </text:span><text:line-break/><text:span text:style-name="T1">breakdown, dealing with magic numbers, global variables, etc.</text:span><text:line-break/><text:line-break/><text:span text:style-name="T1">The static code checker </text:span><text:a xlink:type="simple" xlink:href="http://checkpatch.pl/" office:target-frame-name="_blank" xlink:show="new" text:style-name="Internet_20_link" text:visited-style-name="Visited_20_Internet_20_Link"><text:span text:style-name="T3">checkpatch.pl</text:span></text:a><text:span text:style-name="T2"> </text:span><text:span text:style-name="T1">can be downloaded from </text:span><text:line-break/><text:a xlink:type="simple" xlink:href="https://github.com/riboseinc/checkpatch" office:target-frame-name="_blank" xlink:show="new" text:style-name="Internet_20_link" text:visited-style-name="Visited_20_Internet_20_Link"><text:span text:style-name="T3">https://github.com/riboseinc/</text:span></text:a><text:line-break/><text:line-break/><text:span text:style-name="T1">Regards,</text:span><text:line-break/><text:span text:style-name="T1">Vijay</text:span><text:line-break/><text:line-break/><text:span text:style-name="T1">= Programming Assignments</text:span><text:line-break/><text:line-break/><text:span text:style-name="T1">== Guidelines</text:span><text:line-break/><text:line-break/><text:span text:style-name="T2">   </text:span><text:span text:style-name="T1">* Write your program as per the requirement specified in the problem </text:span><text:line-break/><text:span text:style-name="T1">statement.</text:span><text:line-break/><text:span text:style-name="T2">   </text:span><text:span text:style-name="T1">* Hints are provided to help you out with common problems.</text:span><text:line-break/><text:span text:style-name="T2">   </text:span><text:span text:style-name="T1">* After completing the program, use the self-review guidelines to </text:span><text:line-break/><text:span text:style-name="T1">review your code. Fix your code if any issues are identified.</text:span><text:line-break/><text:line-break/><text:span text:style-name="T1">== Guess the Number</text:span><text:line-break/><text:line-break/><text:span text:style-name="T1">The computer guesses a number between 0 and 99. The user is give 7 </text:span><text:line-break/><text:span text:style-name="T1">chances to find out the number guessed by the computer. For each number </text:span><text:line-break/><text:span text:style-name="T1">entered by the user, the computer prints if the number is greater or </text:span><text:line-break/><text:span text:style-name="T1">lesser than the guessed number. A sample run is shown below.</text:span><text:line-break/><text:line-break/><text:line-break/><text:span text:style-name="T1">Enter your number: 10</text:span><text:line-break/><text:span text:style-name="T1">Your number is smaller.</text:span><text:line-break/><text:line-break/><text:span text:style-name="T1">Enter your number: 50</text:span><text:line-break/><text:span text:style-name="T1">Your number is larger.</text:span><text:line-break/><text:line-break/><text:span text:style-name="T1">Enter your number: 30</text:span><text:line-break/><text:span text:style-name="T1">Your number is larger.</text:span><text:line-break/><text:line-break/><text:span text:style-name="T1">Enter your number: 25</text:span><text:line-break/><text:span text:style-name="T1">Hurray! You found the number!</text:span><text:line-break/><text:line-break/><text:line-break/><text:span text:style-name="T1">=== Hints</text:span><text:line-break/><text:line-break/><text:span text:style-name="T1">==== Hint 1</text:span><text:line-break/><text:line-break/><text:span text:style-name="T1">To generate a random number using the following sequence:</text:span><text:line-break/><text:line-break/><text:line-break/><text:span text:style-name="T1">rand() % 100</text:span><text:line-break/><text:soft-page-break/><text:line-break/><text:line-break/><text:span text:style-name="T1">==== Hint 2</text:span><text:line-break/><text:line-break/><text:span text:style-name="T1">To prevent the random number generator from providing the same sequence </text:span><text:line-break/><text:span text:style-name="T1">of numbers, use the following once at the beginning of your program.</text:span><text:line-break/><text:line-break/><text:line-break/><text:span text:style-name="T1">srand(time(NULL));</text:span><text:line-break/><text:line-break/><text:line-break/><text:span text:style-name="T1">=== Self-Review</text:span><text:line-break/><text:line-break/><text:span text:style-name="T2">   </text:span><text:span text:style-name="T1">1. Read through the </text:span><text:line-break/><text:a xlink:type="simple" xlink:href="https://developer.gnome.org/programming-guidelines/stable/c-coding-style.html.en" office:target-frame-name="_blank" xlink:show="new" text:style-name="Internet_20_link" text:visited-style-name="Visited_20_Internet_20_Link"><text:span text:style-name="T3">https://developer.gnome.org/</text:span></text:a><text:span text:style-name="T2"> </text:span><text:line-break/><text:span text:style-name="T1">and make sure your code follows the coding style guide.</text:span><text:line-break/><text:span text:style-name="T2">   </text:span><text:span text:style-name="T1">2. Run </text:span><text:a xlink:type="simple" xlink:href="http://checkpatch.pl/" office:target-frame-name="_blank" xlink:show="new" text:style-name="Internet_20_link" text:visited-style-name="Visited_20_Internet_20_Link"><text:span text:style-name="T3">checkpatch.pl</text:span></text:a><text:span text:style-name="T2"> </text:span><text:span text:style-name="T1">--notree -f &lt;your-c-filename&gt;, fix warnings and </text:span><text:line-break/><text:span text:style-name="T1">errors if any.</text:span><text:line-break/><text:span text:style-name="T2">   </text:span><text:span text:style-name="T1">3. At this point it is acceptable if you are writing the entire </text:span><text:line-break/><text:span text:style-name="T1">program in a single function.</text:span><text:line-break/><text:line-break/><text:span text:style-name="T1">== Arithmetic Quiz</text:span><text:line-break/><text:line-break/><text:span text:style-name="T1">The computer prints an arithmetic expression using the two 2 digit </text:span><text:line-break/><text:span text:style-name="T1">numbers (selected in random) and the operator + or - (selected in </text:span><text:line-break/><text:span text:style-name="T1">random). The user has to find out the value of the expression. Based on </text:span><text:line-break/><text:span text:style-name="T1">the user's input the computer updates the user's score. After 20 </text:span><text:line-break/><text:span text:style-name="T1">repetitions the computer prints the user's score. A sample run is shown </text:span><text:line-break/><text:span text:style-name="T1">below.</text:span><text:line-break/><text:line-break/><text:line-break/><text:span text:style-name="T1">10 + 15 ? 25</text:span><text:line-break/><text:span text:style-name="T1">Correct!</text:span><text:line-break/><text:span text:style-name="T1">21 + 33 ? 55</text:span><text:line-break/><text:span text:style-name="T1">Wrong!</text:span><text:line-break/><text:span text:style-name="T1">31 - 10 ? 21</text:span><text:line-break/><text:span text:style-name="T1">Correct!</text:span><text:line-break/><text:span text:style-name="T1">..</text:span><text:line-break/><text:span text:style-name="T1">..</text:span><text:line-break/><text:span text:style-name="T1">Your score is 18/20.</text:span><text:line-break/><text:line-break/><text:line-break/><text:span text:style-name="T1">=== Self-Review</text:span><text:line-break/><text:line-break/><text:span text:style-name="T2">   </text:span><text:span text:style-name="T1">1. Read through the </text:span><text:line-break/><text:a xlink:type="simple" xlink:href="https://developer.gnome.org/programming-guidelines/stable/c-coding-style.html.en" office:target-frame-name="_blank" xlink:show="new" text:style-name="Internet_20_link" text:visited-style-name="Visited_20_Internet_20_Link"><text:span text:style-name="T3">https://developer.gnome.org/</text:span></text:a><text:span text:style-name="T2"> </text:span><text:line-break/><text:span text:style-name="T1">and make sure your code follows the coding style guide.</text:span><text:line-break/><text:span text:style-name="T2">   </text:span><text:span text:style-name="T1">2. Run </text:span><text:a xlink:type="simple" xlink:href="http://checkpatch.pl/" office:target-frame-name="_blank" xlink:show="new" text:style-name="Internet_20_link" text:visited-style-name="Visited_20_Internet_20_Link"><text:span text:style-name="T3">checkpatch.pl</text:span></text:a><text:span text:style-name="T2"> </text:span><text:span text:style-name="T1">--notree -f &lt;your-c-filename&gt;, fix warnings and </text:span><text:line-break/><text:span text:style-name="T1">errors if any.</text:span><text:line-break/><text:soft-page-break/><text:span text:style-name="T2">   </text:span><text:span text:style-name="T1">3. Read through </text:span><text:a xlink:type="simple" xlink:href="http://programmers.stackexchange.com/q/195989" office:target-frame-name="_blank" xlink:show="new" text:style-name="Internet_20_link" text:visited-style-name="Visited_20_Internet_20_Link"><text:span text:style-name="T3">http://programmers.</text:span></text:a><text:span text:style-name="T2"> </text:span><text:span text:style-name="T1">and </text:span><text:line-break/><text:span text:style-name="T1">check if your code can be split into sub-functions.</text:span><text:line-break/><text:span text:style-name="T2">   </text:span><text:span text:style-name="T1">4. Read through </text:span><text:line-break/><text:a xlink:type="simple" xlink:href="http://programmers.stackexchange.com/questions/107669/one-line-functions-that-are-called-only-once" office:target-frame-name="_blank" xlink:show="new" text:style-name="Internet_20_link" text:visited-style-name="Visited_20_Internet_20_Link"><text:span text:style-name="T3">http://programmers.</text:span></text:a><text:span text:style-name="T2"> </text:span><text:line-break/><text:span text:style-name="T1">and ensure you are not overdoing it.</text:span><text:line-break/><text:span text:style-name="T2">   </text:span><text:span text:style-name="T1">5. Read through </text:span><text:line-break/><text:a xlink:type="simple" xlink:href="http://programmers.stackexchange.com/questions/148108/why-is-global-state-so-evil" office:target-frame-name="_blank" xlink:show="new" text:style-name="Internet_20_link" text:visited-style-name="Visited_20_Internet_20_Link"><text:span text:style-name="T3">http://programmers.</text:span></text:a><text:span text:style-name="T2"> </text:span><text:line-break/><text:span text:style-name="T1">and ensure global variables are kept to the minimum.</text:span><text:line-break/><text:line-break/><text:span text:style-name="T1">== Master Mind</text:span><text:line-break/><text:line-break/><text:span text:style-name="T1">Master Mind is a simple code-breaking board game for two players, </text:span><text:line-break/><text:span text:style-name="T1">invented in 1970 by Mordecai Meirowitz, an Israeli postmaster and </text:span><text:line-break/><text:span text:style-name="T1">telecommunications expert. It was played as a pencil and paper game </text:span><text:line-break/><text:span text:style-name="T1">called bulls and cows at least as far back as the early 1960s. -- Wikipedia</text:span><text:line-break/><text:line-break/><text:span text:style-name="T1">The computer selects a secret 4 digit number in random. The digits will </text:span><text:line-break/><text:span text:style-name="T1">be unique. The user is given 8 chances to find the number. Each time the </text:span><text:line-break/><text:span text:style-name="T1">user enters a number, the computer calculates the number of "bulls" and </text:span><text:line-break/><text:span text:style-name="T1">"cows" and prints it. If the matching digits are on their right </text:span><text:line-break/><text:span text:style-name="T1">positions, they are "bulls", if on different positions, they are "cows". </text:span><text:line-break/><text:span text:style-name="T1">A sample run is shown with the secret number 1435.</text:span><text:line-break/><text:line-break/><text:line-break/><text:span text:style-name="T1">Enter your guess: 9476</text:span><text:line-break/><text:span text:style-name="T1">1 bull, 0 cows</text:span><text:line-break/><text:line-break/><text:span text:style-name="T1">Enter your guess: 9745</text:span><text:line-break/><text:span text:style-name="T1">1 bull, 1 cow</text:span><text:line-break/><text:line-break/><text:span text:style-name="T1">Enter your guess: 1453</text:span><text:line-break/><text:span text:style-name="T1">2 bulls, 2 cows</text:span><text:line-break/><text:line-break/><text:span text:style-name="T1">..</text:span><text:line-break/><text:span text:style-name="T1">..</text:span><text:line-break/><text:line-break/><text:line-break/><text:span text:style-name="T1">=== Hints</text:span><text:line-break/><text:line-break/><text:span text:style-name="T1">==== Hint 1</text:span><text:line-break/><text:line-break/><text:span text:style-name="T1">To select four unique digits between 0 - 9, create an array as shown below:</text:span><text:line-break/><text:line-break/><text:line-break/><text:span text:style-name="T1">char digits[] = {'0', '1', '2', '3', '4', '5', '6', '7', '8', '9'};</text:span><text:line-break/><text:line-break/><text:line-break/><text:span text:style-name="T2">   </text:span><text:span text:style-name="T1">1. A shuffle operation generates two random array indexes, and swaps </text:span><text:line-break/><text:span text:style-name="T1">the character in the two locations.</text:span><text:line-break/><text:soft-page-break/><text:span text:style-name="T2">   </text:span><text:span text:style-name="T1">2. Repeat the shuffle operation about 100 times.</text:span><text:line-break/><text:span text:style-name="T2">   </text:span><text:span text:style-name="T1">3. After 100 shuffles select the first four digits.</text:span><text:line-break/><text:line-break/><text:span text:style-name="T1">=== Self-Review</text:span><text:line-break/><text:line-break/><text:span text:style-name="T2">   </text:span><text:span text:style-name="T1">1. Read through the </text:span><text:line-break/><text:a xlink:type="simple" xlink:href="https://developer.gnome.org/programming-guidelines/stable/c-coding-style.html.en" office:target-frame-name="_blank" xlink:show="new" text:style-name="Internet_20_link" text:visited-style-name="Visited_20_Internet_20_Link"><text:span text:style-name="T3">https://developer.gnome.org/</text:span></text:a><text:span text:style-name="T2"> </text:span><text:line-break/><text:span text:style-name="T1">and make sure your code follows the coding style guide.</text:span><text:line-break/><text:span text:style-name="T2">   </text:span><text:span text:style-name="T1">2. Run </text:span><text:a xlink:type="simple" xlink:href="http://checkpatch.pl/" office:target-frame-name="_blank" xlink:show="new" text:style-name="Internet_20_link" text:visited-style-name="Visited_20_Internet_20_Link"><text:span text:style-name="T3">checkpatch.pl</text:span></text:a><text:span text:style-name="T2"> </text:span><text:span text:style-name="T1">--notree -f &lt;your-c-filename&gt;, fix warnings and </text:span><text:line-break/><text:span text:style-name="T1">errors if any.</text:span><text:line-break/><text:span text:style-name="T2">   </text:span><text:span text:style-name="T1">3. Read through </text:span><text:a xlink:type="simple" xlink:href="http://programmers.stackexchange.com/q/195989" office:target-frame-name="_blank" xlink:show="new" text:style-name="Internet_20_link" text:visited-style-name="Visited_20_Internet_20_Link"><text:span text:style-name="T3">http://programmers.</text:span></text:a><text:span text:style-name="T2"> </text:span><text:span text:style-name="T1">and </text:span><text:line-break/><text:span text:style-name="T1">check if your code can be split into sub-functions.</text:span><text:line-break/><text:span text:style-name="T2">   </text:span><text:span text:style-name="T1">4. Read through </text:span><text:line-break/><text:a xlink:type="simple" xlink:href="http://programmers.stackexchange.com/questions/107669/one-line-functions-that-are-called-only-once" office:target-frame-name="_blank" xlink:show="new" text:style-name="Internet_20_link" text:visited-style-name="Visited_20_Internet_20_Link"><text:span text:style-name="T3">http://programmers.</text:span></text:a><text:span text:style-name="T2"> </text:span><text:line-break/><text:span text:style-name="T1">and ensure you are not overdoing it.</text:span><text:line-break/><text:span text:style-name="T2">   </text:span><text:span text:style-name="T1">5. Read through </text:span><text:line-break/><text:a xlink:type="simple" xlink:href="http://programmers.stackexchange.com/questions/148108/why-is-global-state-so-evil" office:target-frame-name="_blank" xlink:show="new" text:style-name="Internet_20_link" text:visited-style-name="Visited_20_Internet_20_Link"><text:span text:style-name="T3">http://programmers.</text:span></text:a><text:span text:style-name="T2"> </text:span><text:line-break/><text:span text:style-name="T1">and ensure global variables are kept to the minimum.</text:span><text:line-break/><text:span text:style-name="T2">   </text:span><text:span text:style-name="T1">6. Read through </text:span><text:line-break/><text:a xlink:type="simple" xlink:href="http://stackoverflow.com/questions/47882/what-is-a-magic-number-and-why-is-it-bad" office:target-frame-name="_blank" xlink:show="new" text:style-name="Internet_20_link" text:visited-style-name="Visited_20_Internet_20_Link"><text:span text:style-name="T3">http://stackoverflow.com/</text:span></text:a><text:span text:style-name="T2"> </text:span><text:line-break/><text:span text:style-name="T1">and avoid magic nos. in your code.</text:span><text:line-break/><text:line-break/><text:span text:style-name="T1">== Hangman</text:span><text:line-break/><text:line-break/><text:span text:style-name="T1">The computer selects a word in random from a list of words. The computer </text:span><text:line-break/><text:span text:style-name="T1">prints a blank for each letter in word. The user guesses a letter in the </text:span><text:line-break/><text:span text:style-name="T1">word. If the letter is present in the word, the computer fills the blank </text:span><text:line-break/><text:span text:style-name="T1">with the letter. If the letter is not present, the miss count is </text:span><text:line-break/><text:span text:style-name="T1">incremented. The computer displays a hangman diagram corresponding to </text:span><text:line-break/><text:span text:style-name="T1">the miss count. If the user is able to find the word, before 8 misses, </text:span><text:line-break/><text:span text:style-name="T1">the user wins the game. Else the hangman diagram gets completed and the </text:span><text:line-break/><text:span text:style-name="T1">user looses the game. The different stages of the hangman for each miss </text:span><text:line-break/><text:span text:style-name="T1">count is shown below.</text:span><text:line-break/><text:line-break/><text:span text:style-name="T1">Stage 1</text:span><text:line-break/><text:line-break/><text:line-break/><text:line-break/><text:line-break/><text:span text:style-name="T1">-+-</text:span><text:line-break/><text:line-break/><text:span text:style-name="T1">Stage 2</text:span><text:line-break/><text:line-break/><text:line-break/><text:span text:style-name="T2">  </text:span><text:span text:style-name="T1">|</text:span><text:line-break/><text:span text:style-name="T2">  </text:span><text:span text:style-name="T1">|</text:span><text:line-break/><text:span text:style-name="T2">  </text:span><text:span text:style-name="T1">|</text:span><text:line-break/><text:span text:style-name="T1">-+-</text:span><text:line-break/><text:line-break/><text:soft-page-break/><text:span text:style-name="T1">Stage 3</text:span><text:line-break/><text:line-break/><text:span text:style-name="T2">  </text:span><text:span text:style-name="T1">+---</text:span><text:line-break/><text:span text:style-name="T2">  </text:span><text:span text:style-name="T1">|</text:span><text:line-break/><text:span text:style-name="T2">  </text:span><text:span text:style-name="T1">|</text:span><text:line-break/><text:span text:style-name="T2">  </text:span><text:span text:style-name="T1">|</text:span><text:line-break/><text:span text:style-name="T1">-+-</text:span><text:line-break/><text:line-break/><text:span text:style-name="T1">Stage 4</text:span><text:line-break/><text:line-break/><text:span text:style-name="T2">  </text:span><text:span text:style-name="T1">+--+</text:span><text:line-break/><text:span text:style-name="T2">  </text:span><text:span text:style-name="T1">|  O</text:span><text:line-break/><text:span text:style-name="T2">  </text:span><text:span text:style-name="T1">|</text:span><text:line-break/><text:span text:style-name="T2">  </text:span><text:span text:style-name="T1">|</text:span><text:line-break/><text:span text:style-name="T1">-+-</text:span><text:line-break/><text:line-break/><text:span text:style-name="T1">Stage 5</text:span><text:line-break/><text:line-break/><text:span text:style-name="T2">  </text:span><text:span text:style-name="T1">+--+</text:span><text:line-break/><text:span text:style-name="T2">  </text:span><text:span text:style-name="T1">|  O</text:span><text:line-break/><text:span text:style-name="T2">  </text:span><text:span text:style-name="T1">|  |</text:span><text:line-break/><text:span text:style-name="T2">  </text:span><text:span text:style-name="T1">|</text:span><text:line-break/><text:span text:style-name="T1">-+-</text:span><text:line-break/><text:line-break/><text:span text:style-name="T1">Stage 6</text:span><text:line-break/><text:line-break/><text:span text:style-name="T2">  </text:span><text:span text:style-name="T1">+--+</text:span><text:line-break/><text:span text:style-name="T2">  </text:span><text:span text:style-name="T1">|  O</text:span><text:line-break/><text:span text:style-name="T2">  </text:span><text:span text:style-name="T1">| /|\</text:span><text:line-break/><text:span text:style-name="T2">  </text:span><text:span text:style-name="T1">|</text:span><text:line-break/><text:span text:style-name="T1">-+-</text:span><text:line-break/><text:line-break/><text:span text:style-name="T1">Stage 7</text:span><text:line-break/><text:line-break/><text:span text:style-name="T2">  </text:span><text:span text:style-name="T1">+--+</text:span><text:line-break/><text:span text:style-name="T2">  </text:span><text:span text:style-name="T1">|  O</text:span><text:line-break/><text:span text:style-name="T2">  </text:span><text:span text:style-name="T1">| /|\</text:span><text:line-break/><text:span text:style-name="T2">  </text:span><text:span text:style-name="T1">| / \</text:span><text:line-break/><text:span text:style-name="T1">-+-</text:span><text:line-break/><text:line-break/><text:line-break/><text:span text:style-name="T1">A sample run of the game is shown below, for the word INDIA.</text:span><text:line-break/><text:line-break/><text:line-break/><text:span text:style-name="T1">_ _ _ _ _</text:span><text:line-break/><text:line-break/><text:span text:style-name="T1">Enter a letter: A</text:span><text:line-break/><text:line-break/><text:span text:style-name="T2">         </text:span><text:span text:style-name="T1">A</text:span><text:line-break/><text:soft-page-break/><text:span text:style-name="T1">_ _ _ _ _</text:span><text:line-break/><text:line-break/><text:span text:style-name="T1">Enter a letter: I</text:span><text:line-break/><text:line-break/><text:span text:style-name="T1">I     I A</text:span><text:line-break/><text:span text:style-name="T1">_ _ _ _ _</text:span><text:line-break/><text:line-break/><text:span text:style-name="T1">Enter a letter: E</text:span><text:line-break/><text:line-break/><text:line-break/><text:line-break/><text:line-break/><text:line-break/><text:span text:style-name="T1">-+-</text:span><text:line-break/><text:line-break/><text:span text:style-name="T1">I     I A</text:span><text:line-break/><text:span text:style-name="T1">_ _ _ _ _</text:span><text:line-break/><text:line-break/><text:span text:style-name="T1">Enter a letter: M</text:span><text:line-break/><text:line-break/><text:line-break/><text:span text:style-name="T2">  </text:span><text:span text:style-name="T1">|</text:span><text:line-break/><text:span text:style-name="T2">  </text:span><text:span text:style-name="T1">|</text:span><text:line-break/><text:span text:style-name="T2">  </text:span><text:span text:style-name="T1">|</text:span><text:line-break/><text:span text:style-name="T1">-+-</text:span><text:line-break/><text:line-break/><text:span text:style-name="T1">I     I A</text:span><text:line-break/><text:span text:style-name="T1">_ _ _ _ _</text:span><text:line-break/><text:line-break/><text:span text:style-name="T1">Enter a letter: F</text:span><text:line-break/><text:line-break/><text:span text:style-name="T2">  </text:span><text:span text:style-name="T1">+---</text:span><text:line-break/><text:span text:style-name="T2">  </text:span><text:span text:style-name="T1">|</text:span><text:line-break/><text:span text:style-name="T2">  </text:span><text:span text:style-name="T1">|</text:span><text:line-break/><text:span text:style-name="T2">  </text:span><text:span text:style-name="T1">|</text:span><text:line-break/><text:span text:style-name="T1">-+-</text:span><text:line-break/><text:line-break/><text:span text:style-name="T1">I     I A</text:span><text:line-break/><text:span text:style-name="T1">_ _ _ _ _</text:span><text:line-break/><text:line-break/><text:line-break/><text:line-break/><text:span text:style-name="T1">=== Self-Review</text:span><text:line-break/><text:line-break/><text:span text:style-name="T2">   </text:span><text:span text:style-name="T1">1. Read through the </text:span><text:line-break/><text:a xlink:type="simple" xlink:href="https://developer.gnome.org/programming-guidelines/stable/c-coding-style.html.en" office:target-frame-name="_blank" xlink:show="new" text:style-name="Internet_20_link" text:visited-style-name="Visited_20_Internet_20_Link"><text:span text:style-name="T3">https://developer.gnome.org/</text:span></text:a><text:span text:style-name="T2"> </text:span><text:line-break/><text:span text:style-name="T1">and make sure your code follows the coding style guide.</text:span><text:line-break/><text:span text:style-name="T2">   </text:span><text:span text:style-name="T1">2. Run </text:span><text:a xlink:type="simple" xlink:href="http://checkpatch.pl/" office:target-frame-name="_blank" xlink:show="new" text:style-name="Internet_20_link" text:visited-style-name="Visited_20_Internet_20_Link"><text:span text:style-name="T3">checkpatch.pl</text:span></text:a><text:span text:style-name="T2"> </text:span><text:span text:style-name="T1">--notree -f &lt;your-c-filename&gt;, fix warnings and </text:span><text:line-break/><text:span text:style-name="T1">errors if any.</text:span><text:line-break/><text:soft-page-break/><text:span text:style-name="T2">   </text:span><text:span text:style-name="T1">3. Read through </text:span><text:a xlink:type="simple" xlink:href="http://programmers.stackexchange.com/q/195989" office:target-frame-name="_blank" xlink:show="new" text:style-name="Internet_20_link" text:visited-style-name="Visited_20_Internet_20_Link"><text:span text:style-name="T3">http://programmers.</text:span></text:a><text:span text:style-name="T2"> </text:span><text:span text:style-name="T1">and </text:span><text:line-break/><text:span text:style-name="T1">check if your code can be split into sub-functions.</text:span><text:line-break/><text:span text:style-name="T2">   </text:span><text:span text:style-name="T1">4. Read through </text:span><text:line-break/><text:a xlink:type="simple" xlink:href="http://programmers.stackexchange.com/questions/107669/one-line-functions-that-are-called-only-once" office:target-frame-name="_blank" xlink:show="new" text:style-name="Internet_20_link" text:visited-style-name="Visited_20_Internet_20_Link"><text:span text:style-name="T3">http://programmers.</text:span></text:a><text:span text:style-name="T2"> </text:span><text:line-break/><text:span text:style-name="T1">and ensure you are not overdoing it.</text:span><text:line-break/><text:span text:style-name="T2">   </text:span><text:span text:style-name="T1">5. Read through </text:span><text:line-break/><text:a xlink:type="simple" xlink:href="http://programmers.stackexchange.com/questions/148108/why-is-global-state-so-evil" office:target-frame-name="_blank" xlink:show="new" text:style-name="Internet_20_link" text:visited-style-name="Visited_20_Internet_20_Link"><text:span text:style-name="T3">http://programmers.</text:span></text:a><text:span text:style-name="T2"> </text:span><text:line-break/><text:span text:style-name="T1">and ensure global variables are kept to the minimum.</text:span><text:line-break/><text:span text:style-name="T2">   </text:span><text:span text:style-name="T1">6. Read through </text:span><text:line-break/><text:a xlink:type="simple" xlink:href="http://stackoverflow.com/questions/47882/what-is-a-magic-number-and-why-is-it-bad" office:target-frame-name="_blank" xlink:show="new" text:style-name="Internet_20_link" text:visited-style-name="Visited_20_Internet_20_Link"><text:span text:style-name="T3">http://stackoverflow.com/</text:span></text:a><text:span text:style-name="T2"> </text:span><text:line-break/><text:span text:style-name="T1">and avoid magic nos. in your code.</text:span><text:line-break/><text:line-break/><text:span text:style-name="T1">== Tic Tac Toe</text:span><text:line-break/><text:line-break/><text:span text:style-name="T2">   </text:span><text:span text:style-name="T1">Tic-tac-toe, also called noughts and crosses, hugs and kisses, and </text:span><text:line-break/><text:span text:style-name="T1">many other names, is a pencil-and-paper game for two players, O and X, </text:span><text:line-break/><text:span text:style-name="T1">who take turns marking the spaces in a 3×3 grid, usually X going first. </text:span><text:line-break/><text:span text:style-name="T1">The player who succeeds in placing three respective marks in a </text:span><text:line-break/><text:span text:style-name="T1">horizontal, vertical or diagonal row wins the game. -- Wikipedia</text:span><text:line-break/><text:line-break/><text:span text:style-name="T1">The computer displays a Tic Tac Toe grid, and allows two people to play </text:span><text:line-break/><text:span text:style-name="T1">the game.</text:span><text:line-break/><text:line-break/><text:line-break/><text:line-break/><text:span text:style-name="T2">     </text:span><text:span text:style-name="T1">-----------</text:span><text:line-break/><text:span text:style-name="T2">    </text:span><text:span text:style-name="T1">| x | o | x |</text:span><text:line-break/><text:span text:style-name="T2">     </text:span><text:span text:style-name="T1">-----------</text:span><text:line-break/><text:span text:style-name="T2">    </text:span><text:span text:style-name="T1">| o |   |   |</text:span><text:line-break/><text:span text:style-name="T2">     </text:span><text:span text:style-name="T1">-----------</text:span><text:line-break/><text:span text:style-name="T2">    </text:span><text:span text:style-name="T1">|   | x |   |</text:span><text:line-break/><text:span text:style-name="T2">     </text:span><text:span text:style-name="T1">-----------</text:span><text:line-break/><text:line-break/><text:line-break/><text:span text:style-name="T1">=== Self-Review</text:span><text:line-break/><text:line-break/><text:span text:style-name="T2">   </text:span><text:span text:style-name="T1">1. Read through the </text:span><text:line-break/><text:a xlink:type="simple" xlink:href="https://developer.gnome.org/programming-guidelines/stable/c-coding-style.html.en" office:target-frame-name="_blank" xlink:show="new" text:style-name="Internet_20_link" text:visited-style-name="Visited_20_Internet_20_Link"><text:span text:style-name="T3">https://developer.gnome.org/</text:span></text:a><text:span text:style-name="T2"> </text:span><text:line-break/><text:span text:style-name="T1">and make sure your code follows the coding style guide.</text:span><text:line-break/><text:span text:style-name="T2">   </text:span><text:span text:style-name="T1">2. Run </text:span><text:a xlink:type="simple" xlink:href="http://checkpatch.pl/" office:target-frame-name="_blank" xlink:show="new" text:style-name="Internet_20_link" text:visited-style-name="Visited_20_Internet_20_Link"><text:span text:style-name="T3">checkpatch.pl</text:span></text:a><text:span text:style-name="T2"> </text:span><text:span text:style-name="T1">--notree -f &lt;your-c-filename&gt;, fix warnings and </text:span><text:line-break/><text:span text:style-name="T1">errors if any.</text:span><text:line-break/><text:span text:style-name="T2">   </text:span><text:span text:style-name="T1">3. Read through </text:span><text:a xlink:type="simple" xlink:href="http://programmers.stackexchange.com/q/195989" office:target-frame-name="_blank" xlink:show="new" text:style-name="Internet_20_link" text:visited-style-name="Visited_20_Internet_20_Link"><text:span text:style-name="T3">http://programmers.</text:span></text:a><text:span text:style-name="T2"> </text:span><text:span text:style-name="T1">and </text:span><text:line-break/><text:span text:style-name="T1">check if your code can be split into sub-functions.</text:span><text:line-break/><text:span text:style-name="T2">   </text:span><text:span text:style-name="T1">4. Read through </text:span><text:line-break/><text:a xlink:type="simple" xlink:href="http://programmers.stackexchange.com/questions/107669/one-line-functions-that-are-called-only-once" office:target-frame-name="_blank" xlink:show="new" text:style-name="Internet_20_link" text:visited-style-name="Visited_20_Internet_20_Link"><text:span text:style-name="T3">http://programmers.</text:span></text:a><text:span text:style-name="T2"> </text:span><text:line-break/><text:span text:style-name="T1">and ensure you are not overdoing it.</text:span><text:line-break/><text:span text:style-name="T2">   </text:span><text:span text:style-name="T1">5. Read through </text:span><text:line-break/><text:a xlink:type="simple" xlink:href="http://programmers.stackexchange.com/questions/148108/why-is-global-state-so-evil" office:target-frame-name="_blank" xlink:show="new" text:style-name="Internet_20_link" text:visited-style-name="Visited_20_Internet_20_Link"><text:span text:style-name="T3">http://programmers.</text:span></text:a><text:span text:style-name="T2"> </text:span><text:line-break/><text:span text:style-name="T1">and ensure global variables are kept to the minimum.</text:span><text:line-break/><text:soft-page-break/><text:span text:style-name="T2">   </text:span><text:span text:style-name="T1">6. Read through </text:span><text:line-break/><text:a xlink:type="simple" xlink:href="http://stackoverflow.com/questions/47882/what-is-a-magic-number-and-why-is-it-bad" office:target-frame-name="_blank" xlink:show="new" text:style-name="Internet_20_link" text:visited-style-name="Visited_20_Internet_20_Link"><text:span text:style-name="T3">http://stackoverflow.com/</text:span></text:a><text:span text:style-name="T2"> </text:span><text:line-break/><text:span text:style-name="T1">and avoid magic nos. in your code. 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0:16:43.169314992</meta:creation-date>
    <dc:date>2019-05-14T10:17:34.939622012</dc:date>
    <meta:editing-duration>PT1M16S</meta:editing-duration>
    <meta:editing-cycles>1</meta:editing-cycles>
    <meta:document-statistic meta:table-count="0" meta:image-count="0" meta:object-count="0" meta:page-count="8" meta:paragraph-count="1" meta:word-count="1236" meta:character-count="7334" meta:non-whitespace-character-count="5693"/>
    <meta:generator>LibreOffice/6.0.7.3$Linux_X86_64 LibreOffice_project/00m0$Build-3</meta:generator>
  </office:meta>
</office:document-meta>
</file>